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width="0.051cm" draw:marker-start-width="0.279cm" draw:marker-end-width="0.279cm" draw:fill="none" draw:textarea-vertical-align="middle" fo:padding-top="0.15cm" fo:padding-bottom="0.15cm" fo:padding-left="0.275cm" fo:padding-right="0.275cm"/>
    </style:style>
    <style:style style:name="gr2"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dash" draw:stroke-dash="Ultrafine_20_Dashed"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dash" draw:stroke-dash="Ultrafine_20_Dashed" svg:stroke-width="0.051cm" svg:stroke-color="#000000" draw:marker-start-width="0.279cm" draw:marker-end-width="0.279cm" draw:fill="none"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1cm" svg:stroke-color="#000000" draw:marker-start-width="0.279cm" draw:marker-end-width="0.279cm" draw:fill="solid" draw:fill-color="#ffffff" draw:textarea-horizontal-align="justify" draw:textarea-vertical-align="middle" draw:auto-grow-height="false" fo:padding-top="0.15cm" fo:padding-bottom="0.15cm" fo:padding-left="0.275cm" fo:padding-right="0.275cm"/>
    </style:style>
    <style:style style:name="gr8"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fo:min-height="0.766cm"/>
    </style:style>
    <style:style style:name="gr10" style:family="graphic" style:parent-style-name="standard">
      <style:graphic-properties draw:stroke="none" svg:stroke-color="#000000" draw:fill="none" draw:fill-color="#ffffff" fo:min-height="1.254cm"/>
    </style:style>
    <style:style style:name="gr11"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cm" fo:padding-bottom="0.15cm" fo:padding-left="0.275cm" fo:padding-right="0.275cm" fo:wrap-option="no-wrap"/>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svg:stroke-width="0.051cm" svg:stroke-color="#000000" draw:marker-start-width="0.279cm" draw:marker-end-width="0.279cm"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4pt" style:font-size-asian="14pt" style:font-size-complex="14pt"/>
    </style:style>
    <style:style style:name="P4" style:family="paragraph">
      <style:text-properties fo:font-size="13pt" style:font-size-asian="13pt" style:font-size-complex="13pt"/>
    </style:style>
    <style:style style:name="P5" style:family="paragraph">
      <style:paragraph-properties fo:text-align="end"/>
    </style:style>
    <style:style style:name="P6" style:family="paragraph">
      <style:paragraph-properties fo:text-align="end"/>
      <style:text-properties fo:color="#000000" fo:font-size="11pt" style:font-size-asian="11pt" style:font-size-complex="11pt"/>
    </style:style>
    <style:style style:name="P7" style:family="paragraph">
      <style:paragraph-properties fo:text-align="center"/>
      <style:text-properties fo:font-size="11pt" fo:font-weight="bold" style:font-size-asian="11pt" style:font-weight-asian="bold" style:font-size-complex="11pt" style:font-weight-complex="bold"/>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color="#000000" fo:font-size="11pt" style:font-size-asian="11pt" style:font-size-complex="11pt"/>
    </style:style>
    <style:style style:name="T4"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4cm" svg:y1="10.425cm" svg:x2="18.018cm" svg:y2="10.398cm">
          <text:p/>
        </draw:line>
        <draw:custom-shape draw:style-name="gr2" draw:text-style-name="P1" draw:layer="layout" svg:width="2.54cm" svg:height="1.651cm" svg:x="5.271cm" svg:y="6.177cm">
          <text:p text:style-name="P1"><text:span text:style-name="T1"><text:s text:c="4"/></text:span><text:span text:style-name="T1">Sprint 1</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7.345cm" svg:y="6.151cm">
          <text:p text:style-name="P1"><text:span text:style-name="T1"><text:s text:c="4"/></text:span><text:span text:style-name="T1">Sprint 2</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9.445cm" svg:y="6.151cm">
          <text:p text:style-name="P1"><text:span text:style-name="T1"><text:s text:c="4"/></text:span><text:span text:style-name="T1">Sprint 3</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11.545cm" svg:y="6.151cm">
          <text:p text:style-name="P1"><text:span text:style-name="T1"><text:s text:c="4"/></text:span><text:span text:style-name="T1">Sprint 4</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1" draw:layer="layout" svg:width="2.54cm" svg:height="1.651cm" svg:x="13.645cm" svg:y="6.151cm">
          <text:p text:style-name="P1"><text:span text:style-name="T1"><text:s text:c="4"/></text:span><text:span text:style-name="T1">Sprint 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2" draw:layer="layout" svg:width="2.132cm" svg:height="2.894cm" svg:x="3.54cm" svg:y="5.542cm">
          <text:p text:style-name="P1"><text:span text:style-name="T1">Project</text:span></text:p>
          <text:p text:style-name="P1"><text:span text:style-name="T1">Start</text:span></text:p>
          <draw:enhanced-geometry svg:viewBox="0 0 21600 21600" draw:text-areas="0 0 21600 21600" draw:type="pentagon-right" draw:modifiers="10650" draw:enhanced-path="M 0 0 L ?f0 0 21600 10800 ?f0 21600 0 21600 Z N">
            <draw:equation draw:name="f0" draw:formula="$0 "/>
            <draw:handle draw:handle-position="$0 top" draw:handle-range-x-minimum="0" draw:handle-range-x-maximum="21600"/>
          </draw:enhanced-geometry>
        </draw:custom-shape>
        <draw:custom-shape draw:style-name="gr4" draw:text-style-name="P1" draw:layer="layout" svg:width="3.182cm" svg:height="3.271cm" draw:transform="rotate (2.34310452080239) translate (16.564cm 9.252cm)">
          <text:p/>
          <draw:enhanced-geometry draw:glue-point-type="segments" draw:type="mso-spt100" draw:modifiers="-99.3229752507298 6.9007642491810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3" draw:layer="layout" svg:width="2.047cm" svg:height="1.361cm" svg:x="16.325cm" svg:y="6.343cm">
          <draw:text-box>
            <text:p><text:span text:style-name="T2">Project</text:span></text:p>
            <text:p><text:span text:style-name="T2">End</text:span></text:p>
          </draw:text-box>
        </draw:frame>
        <draw:custom-shape draw:style-name="gr6" draw:text-style-name="P1" draw:layer="layout" svg:width="0.508cm" svg:height="0.508cm" svg:x="6.291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0.966cm" svg:height="0.863cm" svg:x="8.373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1.378cm" svg:height="1.091cm" svg:x="10.482cm" svg:y="11.03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1" draw:layer="layout" svg:width="1.772cm" svg:height="1.472cm" svg:x="12.52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2.389cm" svg:height="1.98cm" svg:x="14.673cm" svg:y="10.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8" draw:text-style-name="P1" draw:layer="layout" svg:x1="6.545cm" svg:y1="12.176cm" svg:x2="8.342cm" svg:y2="12.122cm">
          <text:p/>
        </draw:line>
        <draw:line draw:style-name="gr8" draw:text-style-name="P1" draw:layer="layout" svg:x1="9.085cm" svg:y1="12.176cm" svg:x2="10.517cm" svg:y2="12.131cm">
          <text:p/>
        </draw:line>
        <draw:line draw:style-name="gr8" draw:text-style-name="P1" draw:layer="layout" svg:x1="11.628cm" svg:y1="12.131cm" svg:x2="12.517cm" svg:y2="12.131cm">
          <text:p/>
        </draw:line>
        <draw:line draw:style-name="gr8" draw:text-style-name="P1" draw:layer="layout" svg:x1="13.911cm" svg:y1="12.122cm" svg:x2="14.717cm" svg:y2="12.131cm">
          <text:p/>
        </draw:line>
        <draw:frame draw:style-name="gr5" draw:text-style-name="P4" draw:layer="layout" svg:width="2.077cm" svg:height="0.763cm" svg:x="14.546cm" svg:y="11.032cm">
          <draw:text-box>
            <text:p><text:span text:style-name="T1">Product</text:span></text:p>
          </draw:text-box>
        </draw:frame>
        <draw:frame draw:style-name="gr9" draw:text-style-name="P6" draw:layer="layout" svg:width="2.794cm" svg:height="1.547cm" svg:x="3.637cm" svg:y="8.409cm">
          <draw:text-box draw:corner-radius="8.128cm">
            <text:p text:style-name="P5"><text:span text:style-name="T3">Product</text:span></text:p>
            <text:p text:style-name="P5"><text:span text:style-name="T3">Increment </text:span></text:p>
            <text:p text:style-name="P5"><text:span text:style-name="T3">1</text:span></text:p>
          </draw:text-box>
        </draw:frame>
        <draw:frame draw:style-name="gr9" draw:text-style-name="P6" draw:layer="layout" svg:width="2.794cm" svg:height="1.547cm" svg:x="6.037cm" svg:y="8.41cm">
          <draw:text-box>
            <text:p text:style-name="P5"><text:span text:style-name="T3">Product</text:span></text:p>
            <text:p text:style-name="P5"><text:span text:style-name="T3">Increment </text:span></text:p>
            <text:p text:style-name="P5"><text:span text:style-name="T3">2</text:span></text:p>
          </draw:text-box>
        </draw:frame>
        <draw:frame draw:style-name="gr9" draw:text-style-name="P6" draw:layer="layout" svg:width="2.794cm" svg:height="1.547cm" svg:x="8.237cm" svg:y="8.411cm">
          <draw:text-box>
            <text:p text:style-name="P5"><text:span text:style-name="T3">Product</text:span></text:p>
            <text:p text:style-name="P5"><text:span text:style-name="T3">Increment </text:span></text:p>
            <text:p text:style-name="P5"><text:span text:style-name="T3">3</text:span></text:p>
          </draw:text-box>
        </draw:frame>
        <draw:frame draw:style-name="gr9" draw:text-style-name="P6" draw:layer="layout" svg:width="2.794cm" svg:height="1.547cm" svg:x="10.537cm" svg:y="8.412cm">
          <draw:text-box>
            <text:p text:style-name="P5"><text:span text:style-name="T3">Product</text:span></text:p>
            <text:p text:style-name="P5"><text:span text:style-name="T3">Increment </text:span></text:p>
            <text:p text:style-name="P5"><text:span text:style-name="T3">4</text:span></text:p>
          </draw:text-box>
        </draw:frame>
        <draw:frame draw:style-name="gr10" draw:text-style-name="P6" draw:layer="layout" svg:width="2.794cm" svg:height="1.547cm" svg:x="12.737cm" svg:y="8.355cm">
          <draw:text-box>
            <text:p text:style-name="P5"><text:span text:style-name="T3">Product</text:span></text:p>
            <text:p text:style-name="P5"><text:span text:style-name="T3">Increment </text:span></text:p>
            <text:p text:style-name="P5"><text:span text:style-name="T3">n</text:span></text:p>
          </draw:text-box>
        </draw:frame>
        <draw:line draw:style-name="gr8" draw:text-style-name="P1" draw:layer="layout" svg:x1="6.434cm" svg:y1="7.828cm" svg:x2="6.434cm" svg:y2="10.241cm">
          <text:p/>
        </draw:line>
        <draw:line draw:style-name="gr8" draw:text-style-name="P1" draw:layer="layout" svg:x1="8.843cm" svg:y1="7.803cm" svg:x2="8.843cm" svg:y2="10.216cm">
          <text:p/>
        </draw:line>
        <draw:line draw:style-name="gr8" draw:text-style-name="P1" draw:layer="layout" svg:x1="11.143cm" svg:y1="7.803cm" svg:x2="11.143cm" svg:y2="10.216cm">
          <text:p/>
        </draw:line>
        <draw:line draw:style-name="gr8" draw:text-style-name="P1" draw:layer="layout" svg:x1="13.243cm" svg:y1="7.803cm" svg:x2="13.243cm" svg:y2="10.216cm">
          <text:p/>
        </draw:line>
        <draw:line draw:style-name="gr8" draw:text-style-name="P1" draw:layer="layout" svg:x1="15.443cm" svg:y1="7.803cm" svg:x2="15.443cm" svg:y2="10.216cm">
          <text:p/>
        </draw:line>
        <draw:line draw:style-name="gr8" draw:text-style-name="P1" draw:layer="layout" svg:x1="5.234cm" svg:y1="4.038cm" svg:x2="5.234cm" svg:y2="6.015cm">
          <text:p/>
        </draw:line>
        <draw:line draw:style-name="gr8" draw:text-style-name="P1" draw:layer="layout" svg:x1="7.343cm" svg:y1="4.018cm" svg:x2="7.343cm" svg:y2="5.995cm">
          <text:p/>
        </draw:line>
        <draw:line draw:style-name="gr8" draw:text-style-name="P1" draw:layer="layout" svg:x1="9.543cm" svg:y1="4.018cm" svg:x2="9.543cm" svg:y2="5.995cm">
          <text:p/>
        </draw:line>
        <draw:line draw:style-name="gr8" draw:text-style-name="P1" draw:layer="layout" svg:x1="11.643cm" svg:y1="4.018cm" svg:x2="11.643cm" svg:y2="5.995cm">
          <text:p/>
        </draw:line>
        <draw:line draw:style-name="gr8" draw:text-style-name="P1" draw:layer="layout" svg:x1="13.643cm" svg:y1="4.018cm" svg:x2="13.643cm" svg:y2="5.995cm">
          <text:p/>
        </draw:line>
        <draw:custom-shape draw:style-name="gr11" draw:text-style-name="P2" draw:layer="layout" svg:width="12.065cm" svg:height="1.905cm" svg:x="4.148cm" svg:y="2.875cm">
          <text:p text:style-name="P1"><text:span text:style-name="T1">Requirem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4" draw:layer="layout" svg:width="3.175cm" svg:height="0.763cm" svg:x="3.413cm" svg:y="10.397cm">
          <draw:text-box>
            <text:p><text:span text:style-name="T1">Released</text:span></text:p>
          </draw:text-box>
        </draw:frame>
        <draw:custom-shape draw:style-name="gr13" draw:text-style-name="P7" draw:layer="layout" svg:width="0.889cm" svg:height="0.889cm" svg:x="5.472cm" svg:y="5.445cm">
          <text:p text:style-name="P7"><text:span text:style-name="T4">Plan</text:span></text:p>
          <draw:enhanced-geometry svg:viewBox="0 0 21600 21600" draw:glue-points="10800 0 0 10800 10800 21600 21600 10800" draw:text-areas="0 0 21600 ?f11" draw:type="paper" draw:modifiers="14294.83146067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7" draw:layer="layout" svg:width="0.889cm" svg:height="0.889cm" svg:x="7.646cm" svg:y="5.419cm">
          <text:p text:style-name="P7"><text:span text:style-name="T4">Plan</text:span></text:p>
          <draw:enhanced-geometry svg:viewBox="0 0 21600 21600" draw:glue-points="10800 0 0 10800 10800 21600 21600 10800" draw:text-areas="0 0 21600 ?f11" draw:type="paper" draw:modifiers="14294.83146067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7" draw:layer="layout" svg:width="0.889cm" svg:height="0.889cm" svg:x="9.846cm" svg:y="5.419cm">
          <text:p text:style-name="P7"><text:span text:style-name="T4">Plan</text:span></text:p>
          <draw:enhanced-geometry svg:viewBox="0 0 21600 21600" draw:glue-points="10800 0 0 10800 10800 21600 21600 10800" draw:text-areas="0 0 21600 ?f11" draw:type="paper" draw:modifiers="14294.83146067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7" draw:layer="layout" svg:width="0.889cm" svg:height="0.889cm" svg:x="11.946cm" svg:y="5.419cm">
          <text:p text:style-name="P7"><text:span text:style-name="T4">Plan</text:span></text:p>
          <draw:enhanced-geometry svg:viewBox="0 0 21600 21600" draw:glue-points="10800 0 0 10800 10800 21600 21600 10800" draw:text-areas="0 0 21600 ?f11" draw:type="paper" draw:modifiers="14294.83146067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7" draw:layer="layout" svg:width="0.889cm" svg:height="0.889cm" svg:x="13.946cm" svg:y="5.419cm">
          <text:p text:style-name="P7"><text:span text:style-name="T4">Plan</text:span></text:p>
          <draw:enhanced-geometry svg:viewBox="0 0 21600 21600" draw:glue-points="10800 0 0 10800 10800 21600 21600 10800" draw:text-areas="0 0 21600 ?f11" draw:type="paper" draw:modifiers="14294.83146067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7" draw:layer="layout" svg:width="0.889cm" svg:height="0.762cm" svg:x="3.667cm" svg:y="5.699cm">
          <text:p text:style-name="P7"><text:span text:style-name="T4">Plan</text:span></text:p>
          <draw:enhanced-geometry svg:viewBox="0 0 21600 21600" draw:glue-points="10800 0 0 10800 10800 21600 21600 10800" draw:text-areas="0 0 21600 ?f11" draw:type="paper" draw:modifiers="14294.831460674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rio Palminio</meta:initial-creator>
    <meta:creation-date>2015-06-12T22:02:57</meta:creation-date>
    <dc:date>2015-07-27T16:16:59</dc:date>
    <dc:creator>Dario Palminio</dc:creator>
    <meta:editing-duration>PT24M52S</meta:editing-duration>
    <meta:editing-cycles>5</meta:editing-cycles>
    <meta:generator>LibreOffice/3.5$Linux_X86_64 LibreOffice_project/350m1$Build-2</meta:generator>
    <meta:document-statistic meta:object-count="42"/>
  </office:meta>
</office:document-meta>
</file>